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402" officeooo:paragraph-rsid="0017c402"/>
    </style:style>
    <style:style style:name="P2" style:family="paragraph" style:parent-style-name="Standard" style:list-style-name="L1">
      <style:text-properties officeooo:rsid="0017c402" officeooo:paragraph-rsid="0017c402"/>
    </style:style>
    <style:style style:name="P3" style:family="paragraph" style:parent-style-name="Standard" style:list-style-name="L1">
      <style:text-properties officeooo:rsid="0017c402" officeooo:paragraph-rsid="001b6eb0"/>
    </style:style>
    <style:style style:name="P4" style:family="paragraph" style:parent-style-name="Standard" style:list-style-name="L1">
      <style:text-properties officeooo:rsid="00197ead" officeooo:paragraph-rsid="00197ead"/>
    </style:style>
    <style:style style:name="T1" style:family="text">
      <style:text-properties officeooo:rsid="00197ead"/>
    </style:style>
    <style:style style:name="T2" style:family="text">
      <style:text-properties officeooo:rsid="001b6e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sort steps in natural language:</text:p>
      <text:p text:style-name="P1"/>
      <text:list xml:id="list7654643117275826212" text:style-name="L1">
        <text:list-item>
          <text:p text:style-name="P4">Select the lower and higher indexes, 0 and the length of the array minus 1 (9 for a ten elements array).</text:p>
        </text:list-item>
        <text:list-item>
          <text:p text:style-name="P2">Choose a pivot in the geometrical middle of the array.</text:p>
        </text:list-item>
        <text:list-item>
          <text:p text:style-name="P2">Search a value major than the pivot at the left side of the pivot, <text:span text:style-name="T1">starting at the lower index (0) and advancing to the right</text:span>. <text:span text:style-name="T2">If found sets the new lower index. If not found return 0.</text:span></text:p>
        </text:list-item>
        <text:list-item>
          <text:p text:style-name="P3">Search a value minor than the pivot at the right side of the pivot, <text:span text:style-name="T1">starting at the higher index and advancing to the left</text:span>. <text:span text:style-name="T2">If found sets the new higher index.</text:span> <text:span text:style-name="T2">If not found return the original higher index.</text:span></text:p>
        </text:list-item>
        <text:list-item>
          <text:p text:style-name="P2">Change the values fonded between them <text:span text:style-name="T1">if the lower index is minor or equal to the higher index (always at this point except for arrays with length &lt; 2)</text:span>.</text:p>
        </text:list-item>
        <text:list-item>
          <text:p text:style-name="P2">Search a value major than the pivot at the left side of the pivot (the pivot is the same during all the process) 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2:04:16.616053873</meta:creation-date>
    <dc:date>2017-03-24T12:30:39.537092209</dc:date>
    <meta:editing-duration>PT7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72" meta:character-count="863" meta:non-whitespace-character-count="704"/>
  </office:meta>
</office:document-meta>
</file>